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language="da" fo:country="DK"/>
    </style:style>
    <style:style style:name="P2" style:parent-style-name="Normal" style:family="paragraph">
      <style:text-properties fo:language="da" fo:country="DK"/>
    </style:style>
    <style:style style:name="P3" style:parent-style-name="Normal" style:family="paragraph">
      <style:text-properties fo:language="da" fo:country="DK"/>
    </style:style>
    <style:style style:name="P4" style:parent-style-name="Overskrift1" style:family="paragraph">
      <style:text-properties fo:language="da" fo:country="DK"/>
    </style:style>
    <style:style style:name="P5" style:parent-style-name="Normal" style:family="paragraph">
      <style:text-properties fo:language="da" fo:country="DK"/>
    </style:style>
    <style:style style:name="P6" style:parent-style-name="Overskrift1" style:family="paragraph">
      <style:text-properties fo:language="da" fo:country="DK"/>
    </style:style>
    <style:style style:name="TableColumn8" style:family="table-column">
      <style:table-column-properties style:column-width="1.0798in"/>
    </style:style>
    <style:style style:name="TableColumn9" style:family="table-column">
      <style:table-column-properties style:column-width="5.1812in"/>
    </style:style>
    <style:style style:name="Table7" style:family="table">
      <style:table-properties style:width="6.2611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language="da" fo:country="DK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language="da" fo:country="DK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da" fo:country="DK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language="da" fo:country="DK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language="da" fo:country="DK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da" fo:country="DK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da" fo:country="DK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da" fo:country="DK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language="da" fo:country="DK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da" fo:country="DK"/>
    </style:style>
    <style:style style:name="P35" style:parent-style-name="Normal" style:family="paragraph">
      <style:text-properties fo:language="da" fo:country="DK"/>
    </style:style>
    <style:style style:name="P36" style:parent-style-name="Overskrift1" style:family="paragraph">
      <style:text-properties fo:language="da" fo:country="DK"/>
    </style:style>
    <style:style style:name="P37" style:parent-style-name="Normal" style:family="paragraph">
      <style:text-properties fo:language="da" fo:country="DK"/>
    </style:style>
    <style:style style:name="P38" style:parent-style-name="Listeafsnit" style:family="paragraph">
      <style:text-properties fo:language="da" fo:country="DK"/>
    </style:style>
    <style:style style:name="P39" style:parent-style-name="Listeafsnit" style:family="paragraph">
      <style:text-properties fo:language="da" fo:country="DK"/>
    </style:style>
    <style:style style:name="P40" style:parent-style-name="Overskrift2" style:family="paragraph">
      <style:text-properties fo:language="da" fo:country="DK"/>
    </style:style>
    <style:style style:name="P41" style:parent-style-name="Normal" style:family="paragraph">
      <style:text-properties fo:language="da" fo:country="DK"/>
    </style:style>
    <style:style style:name="P42" style:parent-style-name="Overskrift2" style:family="paragraph">
      <style:text-properties fo:language="da" fo:country="DK"/>
    </style:style>
    <style:style style:name="P43" style:parent-style-name="Normal" style:family="paragraph">
      <style:text-properties fo:language="da" fo:country="DK"/>
    </style:style>
    <style:style style:name="P44" style:parent-style-name="Overskrift2" style:family="paragraph">
      <style:text-properties fo:language="da" fo:country="DK"/>
    </style:style>
    <style:style style:name="P45" style:parent-style-name="Normal" style:family="paragraph">
      <style:text-properties fo:language="da" fo:country="DK"/>
    </style:style>
    <style:style style:name="P46" style:parent-style-name="Overskrift1" style:family="paragraph">
      <style:text-properties fo:language="da" fo:country="DK"/>
    </style:style>
    <style:style style:name="P47" style:parent-style-name="Normal" style:family="paragraph">
      <style:paragraph-properties fo:margin-left="0.5in" fo:text-indent="-0.5in">
        <style:tab-stops/>
      </style:paragraph-properties>
    </style:style>
    <style:style style:name="T48" style:parent-style-name="Standardskrifttypeiafsnit" style:family="text">
      <style:text-properties fo:language="da" fo:country="DK"/>
    </style:style>
  </office:automatic-styles>
  <office:body>
    <office:text text:use-soft-page-breaks="true">
      <text:p text:style-name="P1">Spørgsmål 6 – Relationel Algebra</text:p>
      <text:p text:style-name="P2"/>
      <text:p text:style-name="P3">Hvad er Relationel Algebra (RA)? Kom herunder ind på: relation, tuple, set og operatorer (select, projection, join...) samt RA'<text:s/>betydningen for opbygningen af<text:s/>SQL (Structured Querry Language) erklæringer</text:p>
      <text:h text:style-name="P4" text:outline-level="1">Hvad er Relationel Algebra?</text:h>
      <text:p text:style-name="P5">En entydig måde at beskrive en database’s opførsel på.</text:p>
      <text:h text:style-name="P6" text:outline-level="1">Terminologi</text:h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Relation</text:p>
          </table:table-cell>
          <table:table-cell table:style-name="TableCell13">
            <text:p text:style-name="P14">Et set af tupler</text:p>
          </table:table-cell>
        </table:table-row>
        <table:table-row table:style-name="TableRow15">
          <table:table-cell table:style-name="TableCell16">
            <text:p text:style-name="P17">Tuple</text:p>
          </table:table-cell>
          <table:table-cell table:style-name="TableCell18">
            <text:p text:style-name="P19">En samling af attributter</text:p>
          </table:table-cell>
        </table:table-row>
        <table:table-row table:style-name="TableRow20">
          <table:table-cell table:style-name="TableCell21">
            <text:p text:style-name="P22">Attribut</text:p>
          </table:table-cell>
          <table:table-cell table:style-name="TableCell23">
            <text:p text:style-name="P24">En kolonne</text:p>
          </table:table-cell>
        </table:table-row>
        <table:table-row table:style-name="TableRow25">
          <table:table-cell table:style-name="TableCell26">
            <text:p text:style-name="P27">Domæne</text:p>
          </table:table-cell>
          <table:table-cell table:style-name="TableCell28">
            <text:p text:style-name="P29">Typen af data en i kolonne/attribut</text:p>
          </table:table-cell>
        </table:table-row>
        <table:table-row table:style-name="TableRow30">
          <table:table-cell table:style-name="TableCell31">
            <text:p text:style-name="P32">Set</text:p>
          </table:table-cell>
          <table:table-cell table:style-name="TableCell33">
            <text:p text:style-name="P34">En matematisk definition af en samling af objekter i en relation, som ikke indeholder dubletter</text:p>
          </table:table-cell>
        </table:table-row>
      </table:table>
      <text:p text:style-name="P35"/>
      <text:h text:style-name="P36" text:outline-level="1">Operatorer<text:s/></text:h>
      <text:p text:style-name="P37">For at kunne bruge en operator på et Set skal nogle bestemte betingelser<text:s/>være opfyldt:</text:p>
      <text:list text:style-name="LFO1" text:continue-numbering="true">
        <text:list-item>
          <text:p text:style-name="P38">Relationerne (tabellerne) skal have samme antal kolonner/attributter.</text:p>
        </text:list-item>
        <text:list-item>
          <text:p text:style-name="P39">Domænerne skal være ens (kolonnerne skal indeholde de samme type data).</text:p>
        </text:list-item>
      </text:list>
      <text:h text:style-name="P40" text:outline-level="2">Select</text:h>
      <text:p text:style-name="P41">Laver en horisontal partitionering af en tabel og finder hele rækker som opfylder en eller flere betingelser.</text:p>
      <text:h text:style-name="P42" text:outline-level="2">Project</text:h>
      <text:p text:style-name="P43">Laver en vertikal partitionering og returnere kun de kolonner/attributter, som vi er interesserede i.</text:p>
      <text:h text:style-name="P44" text:outline-level="2">Join</text:h>
      <text:p text:style-name="P45">Kombinere alle tupler/rækker i tabeller/relationer, som deler en eller flere attributter/kolonner.</text:p>
      <text:h text:style-name="P46" text:outline-level="1">RA'<text:s/>betydningen for opbygningen af SQL (Structured Query Language) erklæringer</text:h>
      <text:p text:style-name="P47"><text:span text:style-name="T48">For at SQL kan bruges til at tilgå en database, skal det laves om til RA, som gør det matematisk og entydigt definerbart hvad der skal ske i forhold til databas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keringsbobletekst" style:display-name="Markeringsbobleteks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MarkeringsbobletekstTegn" style:display-name="Markeringsbobletekst Tegn" style:family="text" style:parent-style-name="Standardskrifttypeiafsni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rgaard</meta:initial-creator>
    <dc:creator>Norgaard</dc:creator>
    <meta:creation-date>2016-05-17T15:56:00Z</meta:creation-date>
    <dc:date>2016-05-17T17:07:00Z</dc:date>
    <meta:print-date>2016-05-17T17:06:00Z</meta:print-date>
    <meta:template xlink:href="Normal.dotm" xlink:type="simple"/>
    <meta:editing-cycles>5</meta:editing-cycles>
    <meta:editing-duration>PT4260S</meta:editing-duration>
    <meta:document-statistic meta:page-count="1" meta:paragraph-count="2" meta:word-count="205" meta:character-count="1373" meta:row-count="9" meta:non-whitespace-character-count="1170"/>
  </office:meta>
</office:document-meta>
</file>